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 most 1 Minion”, but there are no Cost 0 cards right now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5:12:20.907267082</dc:date>
    <meta:editing-duration>P1DT6H21M32S</meta:editing-duration>
    <meta:editing-cycles>299</meta:editing-cycles>
    <meta:document-statistic meta:table-count="9" meta:cell-count="1198" meta:object-count="0"/>
  </office:meta>
</office:document-meta>
</file>